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2.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style:use-window-font-color="true"/>
    </style:style>
    <style:style style:name="T38" style:family="text">
      <style:text-properties fo:font-size="12.00pt" fo:font-weight="normal" fo:font-family="Calibri" style:font-family-asian="Calibri" style:font-family-complex="Calibri"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Liberation Serif'" style:font-family-asian="'Liberation Serif'" style:font-family-complex="'Liberation Serif'" fo:background-color="transparent" style:use-window-font-color="true"/>
    </style:style>
    <style:style style:name="T42" style:family="text">
      <style:text-properties fo:font-size="12.00pt" fo:font-weight="normal" fo:font-family="Calibri" style:font-family-asian="Calibri" style:font-family-complex="Calibri" fo:background-color="transparent" style:use-window-font-color="true"/>
    </style:style>
    <style:style style:name="T43" style:family="text">
      <style:text-properties fo:font-size="12.00pt" fo:font-weight="normal" fo:font-family="'Liberation Serif'" style:font-family-asian="'Liberation Serif'" style:font-family-complex="'Liberation Serif'"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Liberation Serif'" style:font-family-asian="'Liberation Serif'" style:font-family-complex="'Liberation Serif'" fo:background-color="transparent" style:use-window-font-color="true"/>
    </style:style>
    <style:style style:name="T46" style:family="text">
      <style:text-properties fo:font-size="12.00pt" fo:font-weight="normal" fo:font-family="Calibri" style:font-family-asian="Calibri" style:font-family-complex="Calibri" fo:background-color="transparent" style:use-window-font-color="true"/>
    </style:style>
    <style:style style:name="T47" style:family="text">
      <style:text-properties fo:font-size="12.00pt" fo:font-weight="normal" fo:font-family="'Liberation Serif'" style:font-family-asian="'Liberation Serif'" style:font-family-complex="'Liberation Serif'"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style:use-window-font-color="true"/>
    </style:style>
    <style:style style:name="T50" style:family="text">
      <style:text-properties fo:font-size="11.25pt" fo:font-weight="normal" fo:font-family="'Verdana, sans-serif'" style:font-family-asian="'Verdana, sans-serif'" style:font-family-complex="'Verdana, sans-serif'" fo:background-color="transparent" fo:color="#000000"/>
    </style:style>
    <style:style style:name="T51" style:family="text">
      <style:text-properties fo:font-size="12.00pt" fo:font-weight="normal" fo:font-family="'Liberation Serif'" style:font-family-asian="'Liberation Serif'" style:font-family-complex="'Liberation Serif'" fo:background-color="transparent" style:use-window-font-color="true"/>
    </style:style>
    <style:style style:name="T52" style:family="text">
      <style:text-properties fo:font-size="11.25pt" fo:font-weight="normal" fo:font-family="'Verdana, sans-serif'" style:font-family-asian="'Verdana, sans-serif'" style:font-family-complex="'Verdana, sans-serif'" fo:background-color="transparent" fo:color="#000000"/>
    </style:style>
    <style:style style:name="T53" style:family="text">
      <style:text-properties fo:font-size="12.00pt" fo:font-weight="normal" fo:font-family="'Liberation Serif'" style:font-family-asian="'Liberation Serif'" style:font-family-complex="'Liberation Serif'" fo:background-color="transparent" style:use-window-font-color="true"/>
    </style:style>
    <style:style style:name="T54" style:family="text">
      <style:text-properties fo:font-size="11.25pt" fo:font-weight="normal" fo:font-family="'Verdana, sans-serif'" style:font-family-asian="'Verdana, sans-serif'" style:font-family-complex="'Verdana, sans-serif'" fo:background-color="transparent" fo:color="#000000"/>
    </style:style>
    <style:style style:name="T55" style:family="text">
      <style:text-properties fo:font-size="12.00pt" fo:font-weight="normal" fo:font-family="'Liberation Serif'" style:font-family-asian="'Liberation Serif'" style:font-family-complex="'Liberation Serif'"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Liberation Serif'" style:font-family-asian="'Liberation Serif'" style:font-family-complex="'Liberation Serif'"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Liberation Serif'" style:font-family-asian="'Liberation Serif'" style:font-family-complex="'Liberation Serif'"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Liberation Serif'" style:font-family-asian="'Liberation Serif'" style:font-family-complex="'Liberation Serif'"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Liberation Serif'" style:font-family-asian="'Liberation Serif'" style:font-family-complex="'Liberation Serif'"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Liberation Serif'" style:font-family-asian="'Liberation Serif'" style:font-family-complex="'Liberation Serif'"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Liberation Serif'" style:font-family-asian="'Liberation Serif'" style:font-family-complex="'Liberation Serif'"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Liberation Serif'" style:font-family-asian="'Liberation Serif'" style:font-family-complex="'Liberation Serif'"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Rats and Cats are in the same solar system on different planets. When the cats go into space, it catches the attention of a nearby Panri science vessel.</text:span></text:p>
      <text:p text:style-name="P1"><text:span text:style-name="T2"/></text:p>
      <text:p text:style-name="P1"><text:span text:style-name="T3">You must unlock a race before you can use any cards from that race. </text:span></text:p>
      <text:p text:style-name="P1"><text:span text:style-name="T3">In order to unlock a race, you must collect letters (or glyphs, runes, something cool sounding) and solve a word puzzle Wheel of Fortune style. Once the puzzle is solved, the player can fight battles to earn pieces of scrolls. Once an entire scroll is collected, it can can be deciphered and combined with racial currency to unlock a card. Players must have enough racial cards to fill each battleboard group before they can field that race.</text:span></text:p>
      <text:p text:style-name="P1"><text:span text:style-name="T4"/></text:p>
      <text:p text:style-name="P1"><text:span text:style-name="T5">Win 3 battles against another player of a given race to earn a racial battle chest. Opening a battle chest grants racial currency, racial letters, and crafting materials which allows the crafting of armor, weapons, spells, and potions. Racial battle chests can be purchased with racial currency.</text:span></text:p>
      <text:p text:style-name="P1"><text:span text:style-name="T6"/></text:p>
      <text:p text:style-name="P1"><text:span text:style-name="T7">Battle types </text:span></text:p>
      <text:p text:style-name="P1"><text:span text:style-name="T7"><text:tab/>Easy 1 race below = 1 racial currency</text:span></text:p>
      <text:p text:style-name="P1"><text:span text:style-name="T7"><text:tab/>Medium same race<text:tab/>= 5 racial currency</text:span></text:p>
      <text:p text:style-name="P1"><text:span text:style-name="T7"><text:tab/>Hard one race above<text:tab/> = 10 racial currency</text:span></text:p>
      <text:p text:style-name="P1"><text:span text:style-name="T7"><text:tab/>Mixed = 2 racial currency of choice (race must be unlocked)</text:span></text:p>
      <text:p text:style-name="P1"><text:span text:style-name="T8"/></text:p>
      <text:p text:style-name="P1"><text:span text:style-name="T9">Earn racial currency : 1 Daily quest per race, Complete Racial Campaign scenes, buy in cash shop, watch an ad once every 4 hours.</text:span></text:p>
      <text:p text:style-name="P1"><text:span text:style-name="T10"/></text:p>
      <text:p text:style-name="P1"><text:span text:style-name="T11">Battleboard groups:</text:span></text:p>
      <text:p text:style-name="P1"><text:span text:style-name="T11"><text:tab/>Scouts<text:tab/><text:tab/><text:tab/><text:tab/>X 8</text:span></text:p>
      <text:p text:style-name="P1"><text:span text:style-name="T11"><text:tab/>Footmen<text:tab/><text:tab/><text:tab/>X 8</text:span></text:p>
      <text:p text:style-name="P1"><text:span text:style-name="T11"><text:tab/>Engineer (disarm traps)<text:tab/>X 5</text:span></text:p>
      <text:p text:style-name="P1"><text:span text:style-name="T11"><text:tab/>Seer<text:tab/><text:tab/><text:tab/><text:tab/>X 4</text:span></text:p>
      <text:p text:style-name="P1"><text:span text:style-name="T11"><text:tab/>Medic<text:tab/><text:tab/><text:tab/><text:tab/>X 4</text:span></text:p>
      <text:p text:style-name="P1"><text:span text:style-name="T11"><text:tab/>Lieutenant<text:tab/><text:tab/><text:tab/>X 3</text:span></text:p>
      <text:p text:style-name="P1"><text:span text:style-name="T11"><text:tab/>Commander<text:tab/><text:tab/><text:tab/>X 1</text:span></text:p>
      <text:p text:style-name="P1"><text:span text:style-name="T12"/></text:p>
      <text:p text:style-name="P1"><text:span text:style-name="T12"/></text:p>
      <text:p text:style-name="P1"><text:span text:style-name="T13"><text:tab/>Trap<text:tab/><text:tab/><text:tab/><text:tab/>X 6</text:span></text:p>
      <text:p text:style-name="P1"><text:span text:style-name="T13"><text:tab/>Flag <text:tab/><text:tab/><text:tab/><text:tab/>X 1</text:span></text:p>
      <text:p text:style-name="P1"><text:span text:style-name="T14"/></text:p>
      <text:p text:style-name="P1"><text:span text:style-name="T15">cards have attack and defense values</text:span></text:p>
      <text:p text:style-name="P1"><text:span text:style-name="T15"><text:tab/>special abilities</text:span></text:p>
      <text:p text:style-name="P1"><text:span text:style-name="T15"><text:tab/>movement </text:span></text:p>
      <text:p text:style-name="P1"><text:span text:style-name="T16"/></text:p>
      <text:p text:style-name="P1"><text:span text:style-name="T17">special abilities</text:span></text:p>
      <text:p text:style-name="P1"><text:span text:style-name="T17">4 + damage amount ass damage</text:span></text:p>
      <text:p text:style-name="P1"><text:span text:style-name="T18"/></text:p>
      <text:p text:style-name="P1"><text:span text:style-name="T19">4 + damage amount dot</text:span></text:p>
      <text:p text:style-name="P1"><text:span text:style-name="T19"><text:tab/>6 resurrect</text:span></text:p>
      <text:p text:style-name="P1"><text:span text:style-name="T19"><text:tab/></text:span></text:p>
      <text:p text:style-name="P1"><text:span text:style-name="T19"><text:tab/>5 + bonus amount grant adjacent friendly troops attack/defense bonus</text:span></text:p>
      <text:p text:style-name="P1"><text:span text:style-name="T19"><text:tab/>3 + heal amount forage (self-heal)</text:span></text:p>
      <text:p text:style-name="P1"><text:span text:style-name="T19"><text:tab/></text:span></text:p>
      <text:p text:style-name="P1"><text:span text:style-name="T19"><text:tab/></text:span></text:p>
      <text:p text:style-name="P1"><text:span text:style-name="T19"><text:tab/></text:span></text:p>
      <text:p text:style-name="P1"><text:span text:style-name="T19"><text:tab/></text:span></text:p>
      <text:p text:style-name="P1"><text:span text:style-name="T20"/></text:p>
      <text:p text:style-name="P1"><text:span text:style-name="T21">a e i o u</text:span></text:p>
      <text:p text:style-name="P1"><text:span text:style-name="T21">r s t l n </text:span></text:p>
      <text:p text:style-name="P1"><text:span text:style-name="T21">m c<text:s text:c="2"/>h y<text:s text:c="2"/>g</text:span></text:p>
      <text:p text:style-name="P1"><text:span text:style-name="T21">d f j k p<text:s text:c="2"/></text:span></text:p>
      <text:p text:style-name="P1"><text:span text:style-name="T21">x w q v b z</text:span></text:p>
      <text:p text:style-name="P1"><text:span text:style-name="T22"/></text:p>
      <text:p text:style-name="P1"><text:span text:style-name="T22"/></text:p>
      <text:p text:style-name="P1"><text:span text:style-name="T23">possible loot</text:span></text:p>
      <text:p text:style-name="P1"><text:span text:style-name="T23"><text:tab/>letters</text:span></text:p>
      <text:p text:style-name="P1"><text:span text:style-name="T23"><text:tab/>racial currency (Lieutenant and Commander)</text:span></text:p>
      <text:p text:style-name="P1"><text:span text:style-name="T23"><text:tab/>racial crafting materials</text:span></text:p>
      <text:p text:style-name="P1"><text:span text:style-name="T24"/></text:p>
      <text:p text:style-name="P1"><text:span text:style-name="T25">armor fits specific race. 10% chance of fitting another random race.</text:span></text:p>
      <text:p text:style-name="P1"><text:span text:style-name="T26"/></text:p>
      <text:p text:style-name="P1"><text:span text:style-name="T27">When creating or upgrading a card, 10% chance it will gain a skill from another race</text:span></text:p>
      <text:p text:style-name="P1"><text:span text:style-name="T28"/></text:p>
      <text:p text:style-name="P1"><text:span text:style-name="T28"/></text:p>
      <text:p text:style-name="P1"><text:span text:style-name="T29">rats<text:s/></text:span><text:span text:style-name="T30">– weak farmers with pitchforks and very simple armor.</text:span></text:p>
      <text:p text:style-name="P1"><text:span text:style-name="T31">Currency : food</text:span></text:p>
      <text:p text:style-name="P1"><text:span text:style-name="T31">all units can have medic skills</text:span></text:p>
      <text:p text:style-name="P1"><text:span text:style-name="T31">prefer defense </text:span></text:p>
      <text:p text:style-name="P1"><text:span text:style-name="T31">only race to get aoe heal</text:span></text:p>
      <text:p text:style-name="P1"><text:span text:style-name="T32"/></text:p>
      <text:p text:style-name="P1"><text:span text:style-name="T33">Cats<text:s/></text:span><text:span text:style-name="T34">– nimble fighters with swords, bows and composite armor.</text:span></text:p>
      <text:p text:style-name="P1"><text:span text:style-name="T35">All units can have scout skills</text:span></text:p>
      <text:p text:style-name="P1"><text:span text:style-name="T35">Base movement is 2</text:span></text:p>
      <text:p text:style-name="P1"><text:span text:style-name="T35">prefer movement</text:span></text:p>
      <text:p text:style-name="P1"><text:span text:style-name="T36"/></text:p>
      <text:p text:style-name="P1"><text:span text:style-name="T37">Humans<text:s/></text:span><text:span text:style-name="T38">– average fighters with guns</text:span></text:p>
      <text:p text:style-name="P1"><text:span text:style-name="T39">currency : metal</text:span></text:p>
      <text:p text:style-name="P1"><text:span text:style-name="T40"/></text:p>
      <text:p text:style-name="P1"><text:span text:style-name="T41">necromancers<text:s/></text:span><text:span text:style-name="T42">– drain life and raise undead</text:span></text:p>
      <text:p text:style-name="P1"><text:span text:style-name="T43">Currency : bones</text:span></text:p>
      <text:p text:style-name="P1"><text:span text:style-name="T43">seers can raise dead</text:span></text:p>
      <text:p text:style-name="P1"><text:span text:style-name="T43">medics can life steal</text:span></text:p>
      <text:p text:style-name="P1"><text:span text:style-name="T44"/></text:p>
      <text:p text:style-name="P1"><text:span text:style-name="T45">advanced race<text:s/></text:span><text:span text:style-name="T46">– power armor, force shields and high powered weapons</text:span></text:p>
      <text:p text:style-name="P1"><text:span text:style-name="T47">Currency : simi-precious stones</text:span></text:p>
      <text:p text:style-name="P1"><text:span text:style-name="T47">prefer offense</text:span></text:p>
      <text:p text:style-name="P1"><text:span text:style-name="T48"/></text:p>
      <text:p text:style-name="P1"><text:span text:style-name="T48"/></text:p>
      <text:p text:style-name="P1"><text:span text:style-name="T49">user inventory table</text:span></text:p>
      <text:p text:style-name="P1"><text:span text:style-name="T49"><text:tab/>type<text:s/></text:span><text:span text:style-name="T50">TINYINT</text:span><text:span text:style-name="T51"><text:s/></text:span></text:p>
      <text:p text:style-name="P1"><text:span text:style-name="T51"><text:tab/><text:tab/>currency 0-4</text:span></text:p>
      <text:p text:style-name="P1"><text:span text:style-name="T51"><text:tab/><text:tab/>army SFSObject</text:span></text:p>
      <text:p text:style-name="P1"><text:span text:style-name="T51"><text:tab/><text:tab/>crafting mats</text:span></text:p>
      <text:p text:style-name="P1"><text:span text:style-name="T51"><text:tab/><text:tab/>runes a-z</text:span></text:p>
      <text:p text:style-name="P1"><text:span text:style-name="T51"><text:tab/>race<text:s/></text:span><text:span text:style-name="T52">TINYINT</text:span><text:span text:style-name="T53"><text:s/></text:span></text:p>
      <text:p text:style-name="P1"><text:span text:style-name="T53"><text:tab/>initString<text:s/></text:span><text:span text:style-name="T54">MEDIUMTEXT</text:span><text:span text:style-name="T55"><text:s/></text:span></text:p>
      <text:p text:style-name="P1"><text:span text:style-name="T56"/></text:p>
      <text:p text:style-name="P1"><text:span text:style-name="T57">type 0, race 0, initString = “0*short^1*55^2*0^3*1^4*0^”</text:span></text:p>
      <text:p text:style-name="P1"><text:span text:style-name="T57"><text:tab/></text:span></text:p>
      <text:p text:style-name="P1"><text:span text:style-name="T57"><text:tab/></text:span></text:p>
      <text:p text:style-name="P1"><text:span text:style-name="T58"/></text:p>
      <text:p text:style-name="P1"><text:span text:style-name="T58"/></text:p>
      <text:p text:style-name="P1"><text:span text:style-name="T58"/></text:p>
      <text:p text:style-name="P1"><text:span text:style-name="T58"/></text:p>
      <text:p text:style-name="P1"><text:span text:style-name="T59"><text:tab/></text:span></text:p>
      <text:p text:style-name="P1"><text:span text:style-name="T59">Heal over time</text:span></text:p>
      <text:p text:style-name="P1"><text:span text:style-name="T59">Heal one per movement</text:span></text:p>
      <text:p text:style-name="P1"><text:span text:style-name="T60"/></text:p>
      <text:p text:style-name="P1"><text:span text:style-name="T61">disadvantage = traps also damage surrounding friendly troops</text:span></text:p>
      <text:p text:style-name="P1"><text:span text:style-name="T62"/></text:p>
      <text:p text:style-name="P1"><text:span text:style-name="T62"/></text:p>
      <text:p text:style-name="P1"><text:span text:style-name="T63">quests</text:span></text:p>
      <text:p text:style-name="P1"><text:span text:style-name="T63">shop</text:span></text:p>
      <text:p text:style-name="P1"><text:span text:style-name="T64"/></text:p>
      <text:p text:style-name="P1"><text:span text:style-name="T65">army collection</text:span></text:p>
      <text:p text:style-name="P1"><text:span text:style-name="T65">inventory</text:span></text:p>
      <text:p text:style-name="P1"><text:span text:style-name="T65"><text:tab/>runes</text:span></text:p>
      <text:p text:style-name="P1"><text:span text:style-name="T65"><text:tab/>crafting mats</text:span></text:p>
      <text:p text:style-name="P1"><text:span text:style-name="T65"><text:tab/>armor inventory</text:span></text:p>
      <text:p text:style-name="P1"><text:span text:style-name="T65"><text:tab/><text:tab/>craft new armor</text:span></text:p>
      <text:p text:style-name="P1"><text:span text:style-name="T65"><text:tab/>weapons inventory</text:span></text:p>
      <text:p text:style-name="P1"><text:span text:style-name="T65"><text:tab/><text:tab/>craft new weapon</text:span></text:p>
      <text:p text:style-name="P1"><text:span text:style-name="T65"><text:tab/>potions inventory</text:span></text:p>
      <text:p text:style-name="P1"><text:span text:style-name="T65"><text:tab/><text:tab/>craft new potion</text:span></text:p>
      <text:p text:style-name="P1"><text:span text:style-name="T66"/></text:p>
      <text:p text:style-name="P1"><text:span text:style-name="T67">view army collection</text:span></text:p>
      <text:p text:style-name="P1"><text:span text:style-name="T67"><text:tab/>craft new army pieces</text:span></text:p>
      <text:p text:style-name="P1"><text:span text:style-name="T67">view runes collection</text:span></text:p>
      <text:p text:style-name="P1"><text:span text:style-name="T67"><text:tab/>racial cipher</text:span></text:p>
      <text:p text:style-name="P1"><text:span text:style-name="T67">crafting armor, weapons, potions</text:span></text:p>
      <text:p text:style-name="P1"><text:span text:style-name="T68"/></text:p>
      <text:p text:style-name="P1"><text:span text:style-name="T68"/></text:p>
      <text:p text:style-name="P1"><text:span text:style-name="T69">“podlings” have to be birthed. Their life cycle is started by placing a podling in an incubator and entering DNA commands using runes. Each player will have a limited number of incubators available. More incubator slots can be bought with racial currency. Incubators can also be used to upgrade troops.</text:span></text:p>
      <text:p text:style-name="P1"><text:span text:style-name="T70"/></text:p>
      <text:p text:style-name="P1"><text:span text:style-name="T70">Only revealed units can recieve ranged damage</text:span></text:p>
      <text:p text:style-name="P1"><text:span text:style-name="T70"/></text:p>
      <text:p text:style-name="P1"><text:span text:style-name="T71">Leap</text:span></text:p>
      <text:p text:style-name="P1"><text:span text:style-name="T71">Heal</text:span></text:p>
      <text:p text:style-name="P1"><text:span text:style-name="T71">AOE Heal</text:span></text:p>
      <text:p text:style-name="P1"><text:span text:style-name="T71">Life steal</text:span></text:p>
      <text:p text:style-name="P1"><text:span text:style-name="T71">AOE Attack</text:span></text:p>
      <text:p text:style-name="P1"><text:span text:style-name="T71">DOT Attack</text:span></text:p>
      <text:p text:style-name="P1"><text:span text:style-name="T71">Grant Attack</text:span></text:p>
      <text:p text:style-name="P1"><text:span text:style-name="T71">Grant Defense</text:span></text:p>
      <text:p text:style-name="P1"><text:span text:style-name="T71">AOE Buff</text:span></text:p>
      <text:p text:style-name="P1"><text:span text:style-name="T71">Ranged Attack</text:span></text:p>
      <text:p text:style-name="P1"><text:span text:style-name="T71">Stealth</text:span></text:p>
      <text:p text:style-name="P1"><text:span text:style-name="T71">Only Move Forward</text:span></text:p>
      <text:p text:style-name="P1"><text:span text:style-name="T71">Change Direction</text:span></text:p>
      <text:p text:style-name="P1"><text:span text:style-name="T71">Strike Last</text:span></text:p>
      <text:p text:style-name="P1"><text:span text:style-name="T71">Strike First</text:span></text:p>
      <text:p text:style-name="P1"><text:span text:style-name="T71">Disarm traps</text:span></text:p>
      <text:p text:style-name="P1"><text:span text:style-name="T71">AOE Reveal</text:span></text:p>
      <text:p text:style-name="P1"><text:span text:style-name="T71">Move after combat</text:span></text:p>
      <text:p text:style-name="P1"><text:span text:style-name="T71">Resurrect </text:span></text:p>
      <text:p text:style-name="P1"><text:span text:style-name="T71">Summon minion(s)</text:span></text:p>
      <text:p text:style-name="P1"><text:span text:style-name="T71">Taunt</text:span></text:p>
      <text:p text:style-name="P1"><text:span text:style-name="T71">Deathrattle</text:span></text:p>
      <text:p text:style-name="P1"><text:span text:style-name="T71">OnEnemyDefeat</text:span></text:p>
      <text:p text:style-name="P1"><text:span text:style-name="T71">OnFriendlyDefeat</text:span></text:p>
      <text:p text:style-name="P1"><text:span text:style-name="T71">OnSurviveBattle</text:span></text:p>
      <text:p text:style-name="P1"><text:span text:style-name="T71"/></text:p>
      <text:p text:style-name="P1"><text:span text:style-name="T71">Traps</text:span></text:p>
      <text:p text:style-name="P1"><text:span text:style-name="T71"><text:tab/>Explosive</text:span></text:p>
      <text:p text:style-name="P1"><text:span text:style-name="T71"><text:tab/>Freeze trap</text:span></text:p>
      <text:p text:style-name="P1"><text:span text:style-name="T71"><text:tab/>Pit (freeze + damage)</text:span></text:p>
      <text:p text:style-name="P1"><text:span text:style-name="T71"><text:tab/></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